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venirNext LT Pro Cn" svg:font-family="'AvenirNext LT Pro Cn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5">
      <style:paragraph-properties fo:text-align="start" style:justify-single-word="false"/>
      <style:text-properties officeooo:paragraph-rsid="00061117"/>
    </style:style>
    <style:style style:name="P2" style:family="paragraph" style:parent-style-name="Standard">
      <style:paragraph-properties fo:text-align="end" style:justify-single-word="false"/>
      <style:text-properties fo:color="#006600" style:font-name="AvenirNext LT Pro Cn" fo:font-size="16pt" fo:font-style="normal" fo:font-weight="bold" officeooo:rsid="0017f51f" officeooo:paragraph-rsid="00061117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333333" style:font-name="AvenirNext LT Pro Cn" fo:font-size="12pt" fo:font-style="italic" fo:font-weight="normal" officeooo:rsid="0017f51f" officeooo:paragraph-rsid="00061117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AvenirNext LT Pro Cn" fo:font-size="12pt" fo:font-style="italic" fo:font-weight="normal" officeooo:rsid="0017f51f" officeooo:paragraph-rsid="00061117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 style:list-style-name="L2">
      <style:text-properties style:font-name="AvenirNext LT Pro Cn" fo:font-size="14pt" fo:font-style="normal" fo:font-weight="normal" officeooo:rsid="0003c2ad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style:font-name="AvenirNext LT Pro Cn" fo:font-size="14pt" fo:font-style="normal" fo:font-weight="normal" officeooo:rsid="0003c2ad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2">
      <style:text-properties style:font-name="AvenirNext LT Pro Cn" fo:font-size="14pt" fo:font-style="normal" fo:font-weight="normal" officeooo:rsid="000699c9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4">
      <style:text-properties style:font-name="AvenirNext LT Pro Cn" fo:font-size="14pt" fo:font-style="normal" fo:font-weight="normal" officeooo:rsid="000699c9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style:font-name="AvenirNext LT Pro Cn" fo:font-size="14pt" fo:font-style="normal" fo:font-weight="normal" officeooo:rsid="000699c9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4">
      <style:text-properties style:font-name="AvenirNext LT Pro Cn" fo:font-size="14pt" fo:font-style="normal" fo:font-weight="normal" officeooo:rsid="00088423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style:font-name="AvenirNext LT Pro Cn" fo:font-size="14pt" fo:font-style="normal" fo:font-weight="normal" officeooo:rsid="00088423" officeooo:paragraph-rsid="00061117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style:font-name="AvenirNext LT Pro Cn" fo:font-size="14pt" fo:font-style="normal" fo:font-weight="bold" officeooo:rsid="0003c2ad" officeooo:paragraph-rsid="00061117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111111" style:font-name="AvenirNext LT Pro Cn" fo:font-size="14pt" fo:font-style="normal" fo:font-weight="bold" officeooo:rsid="000699c9" officeooo:paragraph-rsid="00061117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color="#3333ff" style:font-name="AvenirNext LT Pro Cn" fo:font-size="14pt" fo:font-style="normal" fo:font-weight="bold" officeooo:rsid="000699c9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color="#3333ff" style:font-name="AvenirNext LT Pro Cn" fo:font-size="14pt" fo:font-style="normal" fo:font-weight="bold" officeooo:rsid="00061117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6600" style:font-name="AvenirNext LT Pro Cn" fo:font-size="14pt" fo:font-style="normal" fo:font-weight="normal" officeooo:rsid="000699c9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111111"/>
    </style:style>
    <style:style style:name="T5" style:family="text">
      <style:text-properties fo:color="#111111" style:font-name="AvenirNext LT Pro Cn" fo:font-size="14pt" fo:font-style="normal" fo:font-weight="normal" officeooo:rsid="000699c9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111111" style:font-name="Roboto" fo:font-size="11pt" fo:font-style="italic" officeooo:rsid="0009b1e7" style:font-size-asian="11pt" style:font-style-asian="italic" style:font-size-complex="11pt" style:font-style-complex="italic"/>
    </style:style>
    <style:style style:name="T7" style:family="text">
      <style:text-properties fo:color="#111111" style:font-name="Roboto" fo:font-size="11pt" officeooo:rsid="0009b1e7" style:font-size-asian="11pt" style:font-size-complex="11pt"/>
    </style:style>
    <style:style style:name="T8" style:family="text">
      <style:text-properties fo:color="#111111" style:font-name="Roboto" officeooo:rsid="0009b1e7"/>
    </style:style>
    <style:style style:name="T9" style:family="text">
      <style:text-properties fo:color="#111111" officeooo:rsid="0009b1e7"/>
    </style:style>
    <style:style style:name="T10" style:family="text">
      <style:text-properties fo:color="#33333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61117" style:font-weight-asian="bold" style:font-weight-complex="bold"/>
    </style:style>
    <style:style style:name="T13" style:family="text">
      <style:text-properties fo:color="#0066ff" fo:font-weight="bold" style:font-weight-asian="bold" style:font-weight-complex="bold"/>
    </style:style>
    <style:style style:name="T14" style:family="text">
      <style:text-properties fo:color="#0066ff" fo:font-weight="bold" officeooo:rsid="00061117" style:font-weight-asian="bold" style:font-weight-complex="bold"/>
    </style:style>
    <style:style style:name="T15" style:family="text">
      <style:text-properties fo:color="#3399ff" fo:font-weight="bold" style:font-weight-asian="bold" style:font-weight-complex="bold"/>
    </style:style>
    <style:style style:name="T16" style:family="text">
      <style:text-properties fo:color="#3399ff" fo:font-weight="bold" officeooo:rsid="00061117" style:font-weight-asian="bold" style:font-weight-complex="bold"/>
    </style:style>
    <style:style style:name="T17" style:family="text">
      <style:text-properties fo:color="#3399ff" style:font-name="Roboto" fo:font-size="11pt" fo:font-style="italic" fo:font-weight="bold" officeooo:rsid="00061117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fo:color="#3399ff" style:font-name="Roboto" fo:font-size="11pt" fo:font-weight="bold" officeooo:rsid="00061117" style:font-size-asian="11pt" style:font-weight-asian="bold" style:font-size-complex="11pt" style:font-weight-complex="bold"/>
    </style:style>
    <style:style style:name="T19" style:family="text">
      <style:text-properties fo:color="#3399ff" style:font-name="Roboto" fo:font-weight="bold" officeooo:rsid="00061117" style:font-weight-asian="bold" style:font-weight-complex="bold"/>
    </style:style>
    <style:style style:name="T20" style:family="text">
      <style:text-properties fo:color="#c90707" fo:font-weight="bold" style:font-weight-asian="bold" style:font-weight-complex="bold"/>
    </style:style>
    <style:style style:name="T21" style:family="text">
      <style:text-properties fo:color="#990000"/>
    </style:style>
    <style:style style:name="T22" style:family="text">
      <style:text-properties fo:color="#990000" fo:font-weight="bold" style:font-weight-asian="bold" style:font-weight-complex="bold"/>
    </style:style>
    <style:style style:name="T23" style:family="text">
      <style:text-properties fo:color="#990000" fo:font-weight="bold" officeooo:rsid="0017f51f" style:font-weight-asian="bold" style:font-weight-complex="bold"/>
    </style:style>
    <style:style style:name="T24" style:family="text">
      <style:text-properties fo:color="#990000" fo:font-weight="bold" officeooo:rsid="0009b1e7" style:font-weight-asian="bold" style:font-weight-complex="bold"/>
    </style:style>
    <style:style style:name="T25" style:family="text">
      <style:text-properties fo:color="#990000" fo:font-weight="bold" officeooo:rsid="00061117" style:font-weight-asian="bold" style:font-weight-complex="bold"/>
    </style:style>
    <style:style style:name="T26" style:family="text">
      <style:text-properties fo:color="#990000" style:font-name="Roboto" officeooo:rsid="0009b1e7"/>
    </style:style>
    <style:style style:name="T27" style:family="text">
      <style:text-properties fo:color="#990000" style:font-name="Roboto" fo:font-size="11pt" fo:font-style="italic" fo:font-weight="bold" officeooo:rsid="0017f51f" style:font-size-asian="11pt" style:font-style-asian="italic" style:font-weight-asian="bold" style:font-size-complex="11pt" style:font-style-complex="italic" style:font-weight-complex="bold"/>
    </style:style>
    <style:style style:name="T28" style:family="text">
      <style:text-properties fo:color="#990000" style:font-name="Roboto" fo:font-size="11pt" fo:font-style="italic" fo:font-weight="bold" officeooo:rsid="0009b1e7" style:font-size-asian="11pt" style:font-style-asian="italic" style:font-weight-asian="bold" style:font-size-complex="11pt" style:font-style-complex="italic" style:font-weight-complex="bold"/>
    </style:style>
    <style:style style:name="T29" style:family="text">
      <style:text-properties fo:color="#990000" style:font-name="Roboto" fo:font-size="11pt" fo:font-style="italic" officeooo:rsid="0009b1e7" style:font-size-asian="11pt" style:font-style-asian="italic" style:font-size-complex="11pt" style:font-style-complex="italic"/>
    </style:style>
    <style:style style:name="T30" style:family="text">
      <style:text-properties fo:color="#990000" style:font-name="Roboto" fo:font-size="11pt" fo:font-weight="bold" officeooo:rsid="0017f51f" style:font-size-asian="11pt" style:font-weight-asian="bold" style:font-size-complex="11pt" style:font-weight-complex="bold"/>
    </style:style>
    <style:style style:name="T31" style:family="text">
      <style:text-properties fo:color="#990000" style:font-name="Roboto" fo:font-size="11pt" fo:font-weight="bold" officeooo:rsid="0009b1e7" style:font-size-asian="11pt" style:font-weight-asian="bold" style:font-size-complex="11pt" style:font-weight-complex="bold"/>
    </style:style>
    <style:style style:name="T32" style:family="text">
      <style:text-properties fo:color="#990000" style:font-name="Roboto" fo:font-weight="bold" officeooo:rsid="0017f51f" style:font-weight-asian="bold" style:font-weight-complex="bold"/>
    </style:style>
    <style:style style:name="T33" style:family="text">
      <style:text-properties fo:color="#990000" style:font-name="Roboto" fo:font-weight="bold" officeooo:rsid="0009b1e7" style:font-weight-asian="bold" style:font-weight-complex="bold"/>
    </style:style>
    <style:style style:name="T34" style:family="text">
      <style:text-properties officeooo:rsid="00061117"/>
    </style:style>
    <style:style style:name="T35" style:family="text">
      <style:text-properties fo:color="#780909" fo:font-weight="bold" style:font-weight-asian="bold" style:font-weight-complex="bold"/>
    </style:style>
    <style:style style:name="T36" style:family="text">
      <style:text-properties fo:color="#780909" fo:font-weight="bold" officeooo:rsid="00061117" style:font-weight-asian="bold" style:font-weight-complex="bold"/>
    </style:style>
    <style:style style:name="T37" style:family="text">
      <style:text-properties fo:color="#666666"/>
    </style:style>
    <style:style style:name="T38" style:family="text">
      <style:text-properties fo:color="#666666" style:font-name="Roboto" officeooo:rsid="0009b1e7"/>
    </style:style>
    <style:style style:name="T39" style:family="text">
      <style:text-properties fo:color="#666666" style:font-name="Roboto" fo:font-size="12pt" officeooo:rsid="0009b1e7" style:font-size-asian="12pt" style:font-size-complex="12pt"/>
    </style:style>
    <style:style style:name="T40" style:family="text">
      <style:text-properties fo:color="#666666" style:font-name="Roboto" fo:font-size="12pt" fo:font-style="italic" officeooo:rsid="0009b1e7" style:font-size-asian="12pt" style:font-style-asian="italic" style:font-size-complex="12pt" style:font-style-complex="italic"/>
    </style:style>
    <style:style style:name="T41" style:family="text">
      <style:text-properties fo:color="#666666" style:font-name="Roboto" fo:font-size="11pt" fo:font-style="italic" officeooo:rsid="0009b1e7" style:font-size-asian="11pt" style:font-style-asian="italic" style:font-size-complex="11pt" style:font-style-complex="italic"/>
    </style:style>
    <style:style style:name="T42" style:family="text">
      <style:text-properties fo:color="#666666" style:font-name="Roboto" fo:font-size="11pt" fo:font-style="italic" officeooo:rsid="00061117" style:font-size-asian="11pt" style:font-style-asian="italic" style:font-size-complex="11pt" style:font-style-complex="italic"/>
    </style:style>
    <style:style style:name="T43" style:family="text">
      <style:text-properties fo:color="#666666" style:font-name="Roboto" fo:font-size="11pt" officeooo:rsid="0009b1e7" style:font-size-asian="11pt" style:font-size-complex="11pt"/>
    </style:style>
    <style:style style:name="T44" style:family="text">
      <style:text-properties fo:color="#666666" style:font-name="Roboto" fo:font-size="11pt" officeooo:rsid="00061117" style:font-size-asian="11pt" style:font-size-complex="11pt"/>
    </style:style>
    <style:style style:name="T45" style:family="text">
      <style:text-properties fo:color="#666666" style:font-name="Roboto" officeooo:rsid="00061117"/>
    </style:style>
    <style:style style:name="T46" style:family="text">
      <style:text-properties fo:color="#666666" officeooo:rsid="0009b1e7"/>
    </style:style>
    <style:style style:name="T47" style:family="text">
      <style:text-properties fo:color="#666666" officeooo:rsid="000611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pplémentation en jour d<text:span text:style-name="T34">'entrainement</text:span></text:p>
      <text:p text:style-name="P3">Voir la fiche de description rapide de complément</text:p>
      <text:p text:style-name="P4"><text:span text:style-name="T10">pris actuellement.</text:span></text:p>
      <text:p text:style-name="P6"><text:span text:style-name="T11"/></text:p>
      <text:p text:style-name="P6"><text:span text:style-name="T11">Morning</text:span></text:p>
      <text:list xml:id="list6362365987381999991" text:style-name="L2">
        <text:list-item>
          <text:p text:style-name="P7"><text:span text:style-name="T16">1</text:span><text:span text:style-name="T15">0g</text:span> Whey + <text:span text:style-name="T15">10g</text:span> Caseine</text:p>
        </text:list-item>
        <text:list-item>
          <text:p text:style-name="P5"><text:span text:style-name="T20">1 cap</text:span> Omega3</text:p>
        </text:list-item>
        <text:list-item>
          <text:p text:style-name="P5"><text:span text:style-name="T20">1 cap</text:span> AlphaMen</text:p>
        </text:list-item>
        <text:list-item>
          <text:p text:style-name="P5"><text:span text:style-name="T20">1 cap</text:span> Tea extract</text:p>
        </text:list-item>
      </text:list>
      <text:p text:style-name="P6"/>
      <text:p text:style-name="P11"><text:span text:style-name="T11">Collation</text:span> </text:p>
      <text:list xml:id="list5890191517630506466" text:style-name="L4">
        <text:list-item>
          <text:p text:style-name="P10">Fruits</text:p>
        </text:list-item>
      </text:list>
      <text:p text:style-name="P6"/>
      <text:p text:style-name="P6"><text:span text:style-name="T11">Meal 1 </text:span><text:s/></text:p>
      <text:list xml:id="list155904998174856" text:continue-numbering="true" text:style-name="L4">
        <text:list-item>
          <text:p text:style-name="P8"><text:span text:style-name="T15">1,5g</text:span> beta-alanine <text:span text:style-name="T34">+ </text:span><text:span text:style-name="T15">2,5g</text:span> creatine</text:p>
        </text:list-item>
        <text:list-item>
          <text:p text:style-name="P8"><text:span text:style-name="T20">1 cap</text:span> Omega3</text:p>
        </text:list-item>
        <text:list-item>
          <text:p text:style-name="P8"><text:span text:style-name="T20">1 cap</text:span> AlphaMen</text:p>
        </text:list-item>
        <text:list-item>
          <text:p text:style-name="P8"><text:span text:style-name="T20">1 cap</text:span> Tea extract</text:p>
        </text:list-item>
        <text:list-item>
          <text:p text:style-name="P8"><text:span text:style-name="T23">2</text:span><text:span text:style-name="T22"> cap</text:span> Cla</text:p>
        </text:list-item>
      </text:list>
      <text:p text:style-name="P6"/>
      <text:p text:style-name="P6"><text:span text:style-name="T12">Pre-Workout</text:span><text:span text:style-name="T11"> </text:span><text:s/></text:p>
      <text:list xml:id="list155904726038974" text:continue-numbering="true" text:style-name="L4">
        <text:list-item>
          <text:p text:style-name="P8"><text:span text:style-name="T14">2</text:span><text:span text:style-name="T13">0g</text:span> Whey <text:span text:style-name="T34">+ </text:span><text:span text:style-name="T15">1,5g</text:span> beta-alanine</text:p>
        </text:list-item>
        <text:list-item>
          <text:p text:style-name="P8"><text:span text:style-name="T36">3</text:span><text:span text:style-name="T35"> cap</text:span> Thermopure</text:p>
        </text:list-item>
        <text:list-item>
          <text:p text:style-name="P8"><text:span text:style-name="T23">2</text:span><text:span text:style-name="T22"> cap </text:span><text:span text:style-name="T4">Carnitine</text:span><text:span text:style-name="T21"> </text:span><text:span text:style-name="T41">(si ce n'est pas de l'acetyl alors il faut obligatoirement du glucide genre une banane pour la prendre)</text:span></text:p>
        </text:list-item>
      </text:list>
      <text:p text:style-name="P9"><text:span text:style-name="T41"/></text:p>
      <text:p text:style-name="P9"><text:span text:style-name="T41"/></text:p>
      <text:p text:style-name="P11"><text:span text:style-name="T12">Intra-Workout</text:span> </text:p>
      <text:list xml:id="list155903785545152" text:continue-numbering="true" text:style-name="L4">
        <text:list-item>
          <text:p text:style-name="P8"><text:span text:style-name="T16">5g</text:span><text:span text:style-name="T46"> </text:span><text:span text:style-name="T47">BCAA + </text:span><text:span text:style-name="T16">5g</text:span><text:span text:style-name="T37"> </text:span><text:span text:style-name="T47">Sucre</text:span></text:p>
        </text:list-item>
      </text:list>
      <text:p text:style-name="P11"><text:span text:style-name="T41"/></text:p>
      <text:p text:style-name="P11"><text:span text:style-name="T41"/></text:p>
      <text:p text:style-name="P6"><text:span text:style-name="T12">Post-Workout</text:span><text:span text:style-name="T11"> </text:span><text:s/></text:p>
      <text:list xml:id="list155903818888780" text:continue-numbering="true" text:style-name="L4">
        <text:list-item>
          <text:p text:style-name="P8"><text:span text:style-name="T14">2</text:span><text:span text:style-name="T13">0g</text:span> Whey <text:span text:style-name="T34">+ </text:span><text:span text:style-name="T16">5g</text:span> <text:span text:style-name="T34">BCAA + </text:span><text:span text:style-name="T15">1,5g</text:span> beta-alanine</text:p>
        </text:list-item>
        <text:list-item>
          <text:p text:style-name="P8"><text:span text:style-name="T25">1</text:span><text:span text:style-name="T24"> cap </text:span><text:span text:style-name="T9">Carnitine</text:span><text:span text:style-name="T29"> </text:span><text:span text:style-name="T41">(</text:span><text:span text:style-name="T42">idem, seul si acetyl, sinon avec glucide</text:span><text:span text:style-name="T41">)</text:span></text:p>
        </text:list-item>
      </text:list>
      <text:p text:style-name="P6"/>
      <text:p text:style-name="P12">Meal 2 </text:p>
      <text:list xml:id="list155903739204037" text:continue-numbering="true" text:style-name="L4">
        <text:list-item>
          <text:p text:style-name="P8"><text:span text:style-name="T15">1,5g</text:span> beta-alanine <text:span text:style-name="T34">+ </text:span><text:span text:style-name="T15">2,5g</text:span> creatine</text:p>
        </text:list-item>
        <text:list-item>
          <text:p text:style-name="P8"><text:span text:style-name="T20">1 cap</text:span> Omega3</text:p>
        </text:list-item>
        <text:list-item>
          <text:p text:style-name="P8"><text:span text:style-name="T20">1 cap</text:span> AlphaMen</text:p>
        </text:list-item>
        <text:list-item>
          <text:p text:style-name="P8"><text:span text:style-name="T20">1 cap </text:span>Tea extract</text:p>
        </text:list-item>
        <text:list-item>
          <text:p text:style-name="P8"><text:span text:style-name="T23">2</text:span><text:span text:style-name="T22"> cap</text:span> Cla</text:p>
        </text:list-item>
      </text:list>
      <text:p text:style-name="P6"/>
      <text:p text:style-name="P13">Before Sleep </text:p>
      <text:list xml:id="list8945575773578442706" text:style-name="L5">
        <text:list-item>
          <text:p text:style-name="P1"><text:span text:style-name="T2">2</text:span><text:span text:style-name="T1">0g</text:span><text:span text:style-name="T3"> </text:span><text:span text:style-name="T5">Casein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venirNext LT Pro Cn" svg:font-family="'AvenirNext LT Pro Cn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5:50:46.326000000</meta:creation-date>
    <dc:date>2016-10-21T15:59:03.166000000</dc:date>
    <meta:editing-duration>PT8M17S</meta:editing-duration>
    <meta:editing-cycles>1</meta:editing-cycles>
    <meta:document-statistic meta:table-count="0" meta:image-count="0" meta:object-count="0" meta:page-count="1" meta:paragraph-count="33" meta:word-count="153" meta:character-count="742" meta:non-whitespace-character-count="634"/>
    <meta:generator>LibreOffice/4.4.7.2$Windows_x86 LibreOffice_project/f3153a8b245191196a4b6b9abd1d0da16eead600</meta:generator>
  </office:meta>
</office:document-meta>
</file>